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meta.xml"/>
  <manifest:file-entry manifest:media-type="" manifest:full-path="Configurations2/statusba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menu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bar/"/>
  <manifest:file-entry manifest:media-type="" manifest:full-path="Configurations2/floater/"/>
  <manifest:file-entry manifest:media-type="" manifest:full-path="Configurations2/progressbar/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" manifest:full-path="Thumbnails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8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hanHeiSun Un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hanHeiSun Un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ort" table:style-name="ta1">
        <table:shapes>
          <draw:rect draw:z-index="0" draw:style-name="gr1" draw:text-style-name="P1" svg:width="1.0315in" svg:height="0.3748in" svg:x="1.361in" svg:y="1.6776in">
            <text:p/>
          </draw:rect>
        </table:shapes>
        <table:table-column table:style-name="co1" table:default-cell-style-name="Default"/>
        <table:table-row table:style-name="ro1">
          <table:table-cell office:value-type="string">
            <text:p>Value</text:p>
          </table:table-cell>
        </table:table-row>
        <table:table-row table:style-name="ro2">
          <table:table-cell office:value-type="float" office:value="3">
            <office:annotation draw:style-name="gr2" draw:text-style-name="P2" svg:width="1.1413in" svg:height="0.2346in" svg:x="1.1252in" svg:y="0.7004in" draw:caption-point-x="-0.2402in" draw:caption-point-y="0.1807in">
              <dc:date>2011-02-15T00:00:00</dc:date>
              <text:p text:style-name="P2"><text:span text:style-name="T1">3</text:span></text:p>
            </office:annotation>
            <text:p>3</text:p>
          </table:table-cell>
        </table:table-row>
        <table:table-row table:style-name="ro2">
          <table:table-cell office:value-type="float" office:value="1">
            <office:annotation draw:style-name="gr2" draw:text-style-name="P2" svg:width="1.1413in" svg:height="0.2346in" svg:x="1.1252in" svg:y="0in" draw:caption-point-x="-0.2402in" draw:caption-point-y="1.0583in">
              <dc:date>2011-02-15T00:00:00</dc:date>
              <text:p text:style-name="P2"><text:span text:style-name="T1">1</text:span></text:p>
            </office:annotation>
            <text:p>1</text:p>
          </table:table-cell>
        </table:table-row>
        <table:table-row table:style-name="ro2">
          <table:table-cell office:value-type="float" office:value="5">
            <office:annotation office:display="true" draw:style-name="gr2" draw:text-style-name="P2" svg:width="1.1413in" svg:height="0.2346in" svg:x="1.4323in" svg:y="0.8961in" draw:caption-point-x="-0.5472in" draw:caption-point-y="0.339in">
              <dc:date>2011-02-15T00:00:00</dc:date>
              <text:p text:style-name="P2"><text:span text:style-name="T1">5</text:span></text:p>
            </office:annotation>
            <text:p>5</text:p>
          </table:table-cell>
        </table:table-row>
      </table:table>
      <table:database-ranges>
        <table:database-range table:target-range-address="Sort.A1:Sort.A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11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1-02-15T09:45:10</meta:creation-date>
    <dc:date>2011-02-15T11:08:20</dc:date>
    <dc:creator>Kohei Yoshida</dc:creator>
    <meta:editing-duration>PT12M39S</meta:editing-duration>
    <meta:editing-cycles>9</meta:editing-cycles>
    <meta:generator>LibreOffice/3.3$Linux LibreOffice_project/330m19$Build-6</meta:generator>
    <meta:document-statistic meta:table-count="1" meta:cell-count="4" meta:object-count="1"/>
  </office:meta>
</office:document-meta>
</file>